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Courier, monospace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93f" officeooo:paragraph-rsid="0006293f"/>
    </style:style>
    <style:style style:name="P2" style:family="paragraph" style:parent-style-name="Standard">
      <style:text-properties officeooo:rsid="0006293f" officeooo:paragraph-rsid="0009e200"/>
    </style:style>
    <style:style style:name="P3" style:family="paragraph" style:parent-style-name="Standard">
      <style:text-properties officeooo:rsid="0006293f" officeooo:paragraph-rsid="000b4b59"/>
    </style:style>
    <style:style style:name="P4" style:family="paragraph" style:parent-style-name="Standard">
      <style:text-properties officeooo:rsid="0007af0b" officeooo:paragraph-rsid="0007af0b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cm" fo:border="none"/>
    </style:style>
    <style:style style:name="T2" style:family="text">
      <style:text-properties officeooo:rsid="000b4b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your custom alias ----&gt; </text:p>
      <text:p text:style-name="P1">vim .bash_aliases <text:s/></text:p>
      <text:p text:style-name="P1">alias la="ls -alrt" <text:s/>&gt;&gt; .bash_aliases</text:p>
      <text:p text:style-name="P1"/>
      <text:p text:style-name="P1">Create a soft link to a dir ----&gt;</text:p>
      <text:p text:style-name="P1">ln -s ~/Desktop/forms Desktop/forms1</text:p>
      <text:p text:style-name="P1"/>
      <text:p text:style-name="P1">Export env_vars MY_HOME and set it to /home/&lt;userName&gt; ----&gt;</text:p>
      <text:p text:style-name="P1">"export MY_HOME=/home/ttnd</text:p>
      <text:p text:style-name="P1"/>
      <text:p text:style-name="P1">Add a folder ~/myScripts to PATH ----&gt;</text:p>
      <text:p text:style-name="P1">export PATH=$PATH:$MY_HOME/myScript</text:p>
      <text:p text:style-name="P1"/>
      <text:p text:style-name="P1">Install cheese from apt-get -----&gt;</text:p>
      <text:p text:style-name="P1">sudo apt-get install cheese</text:p>
      <text:p text:style-name="P1"/>
      <text:p text:style-name="P1">Find the occurances of "intelligrape" in the file a.txt -----&gt;</text:p>
      <text:p text:style-name="P1">grep intelligrape ~/Desktop/a.txt | wc -w</text:p>
      <text:p text:style-name="P1"/>
      <text:p text:style-name="P1">Find number of files with the text "intelligrape" in folder "a1 <text:s/>--------&gt;</text:p>
      <text:p text:style-name="P1"><text:s/>grep -lri "intelligrape" ~/Desktop/a1/ | wc -l</text:p>
      <text:p text:style-name="P1"/>
      <text:p text:style-name="P1">Find number of lines in a file ------&gt;</text:p>
      <text:p text:style-name="P1">cat a.txt | wc -l <text:s/></text:p>
      <text:p text:style-name="P1"/>
      <text:p text:style-name="P1">How to find file changed after a certain date -----&gt;</text:p>
      <text:p text:style-name="P1">find . -mtime -2 -name "*" </text:p>
      <text:p text:style-name="P1"/>
      <text:p text:style-name="P1">Copy file from server - intelligrape@downloads.intelligrape.com - igdefault : The complete /home/intelligrape/downloads.intelligrape.com/books folder ------&gt;</text:p>
      <text:p text:style-name="P3">scp <text:s/><text:span text:style-name="T2">user</text:span>@<text:span text:style-name="T2">hostname:sourcefolder</text:span>/<text:span text:style-name="T2">filename.doc</text:span> <text:s/>~/<text:span text:style-name="T2">Desktop</text:span>/<text:span text:style-name="T2">test</text:span>/ </text:p>
      <text:p text:style-name="P1"/>
      <text:p text:style-name="P1">Create a file using any command line editor(vim/pico) : c.txt, with the following text: "This is a sample file, welcome to intelligrape" and save the file and quit ----------&gt;</text:p>
      <text:p text:style-name="P1">vim c.txt</text:p>
      <text:p text:style-name="P1">and Etner the text"This is a sample file, welcome to intelligrape"</text:p>
      <text:p text:style-name="P1">Esc key</text:p>
      <text:p text:style-name="P1">:wq </text:p>
      <text:p text:style-name="P1"/>
      <text:p text:style-name="P1">Copy file to server ----&gt;</text:p>
      <text:p text:style-name="P2">scp ~/<text:span text:style-name="T2">Desktop</text:span>/<text:span text:style-name="T2">a.txt</text:span> <text:s/><text:a xlink:type="simple" xlink:href="mailto:user@host" text:style-name="Internet_20_link" text:visited-style-name="Visited_20_Internet_20_Link"><text:span text:style-name="T2">user</text:span></text:a><text:a xlink:type="simple" xlink:href="mailto:user@host" text:style-name="Internet_20_link" text:visited-style-name="Visited_20_Internet_20_Link">@</text:a><text:a xlink:type="simple" xlink:href="mailto:user@host" text:style-name="Internet_20_link" text:visited-style-name="Visited_20_Internet_20_Link"><text:span text:style-name="T2">host</text:span></text:a><text:span text:style-name="T2">:path-to-destination-folder/</text:span></text:p>
      <text:p text:style-name="P1"/>
      <text:p text:style-name="P1">Rename dir b1 to YOUR_NAME_B -----&gt;</text:p>
      <text:p text:style-name="P1">mv b1 JAYATI_MITTAL_B</text:p>
      <text:p text:style-name="P1"/>
      <text:p text:style-name="P1">Copy file from a.txt to /tmp/b.txt ----------&gt;</text:p>
      <text:p text:style-name="P1">mv c.txt <text:s/>/tmp/b.txt</text:p>
      <text:p text:style-name="P1"/>
      <text:p text:style-name="P1">Try getting dump of selected table instead of the whole database-------&gt;</text:p>
      <text:p text:style-name="P4">mysqldump – u root -pmypass mydatabase mytable &gt; tbldump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iberation Mono', Courier, monospace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3:02:19.623160702</meta:creation-date>
    <dc:date>2015-07-12T00:35:41.574523237</dc:date>
    <meta:editing-duration>PT1H33M20S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1" meta:paragraph-count="34" meta:word-count="240" meta:character-count="1550" meta:non-whitespace-character-count="1343"/>
  </office:meta>
</office:document-meta>
</file>